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6be08" officeooo:paragraph-rsid="0003200a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be08" officeooo:paragraph-rsid="0003200a" style:font-size-asian="20pt" style:font-size-complex="20pt"/>
    </style:style>
    <style:style style:name="P3" style:family="paragraph" style:parent-style-name="Standard">
      <style:text-properties style:font-name="Liberation Serif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03200a" style:font-size-asian="40pt" style:font-size-complex="40pt"/>
    </style:style>
    <style:style style:name="P5" style:family="paragraph" style:parent-style-name="Standard">
      <style:paragraph-properties fo:break-before="page"/>
      <style:text-properties style:font-name="Liberation Serif" fo:font-size="12pt" fo:font-style="italic" fo:font-weight="normal" officeooo:rsid="0003200a" officeooo:paragraph-rsid="0008fc6e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6pt" fo:font-weight="bold" officeooo:rsid="0014910c" officeooo:paragraph-rsid="0003200a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4910c" officeooo:paragraph-rsid="0008fc6e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text-properties style:font-name="Liberation Serif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2">
      <style:text-properties style:font-name="Liberation Serif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Liberation Serif" fo:font-size="12pt" fo:font-style="italic" fo:font-weight="normal" officeooo:rsid="0003200a" officeooo:paragraph-rsid="0003200a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Liberation Serif" fo:font-size="12pt" fo:font-style="italic" fo:font-weight="normal" officeooo:rsid="0003200a" officeooo:paragraph-rsid="0008fc6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Liberation Serif" fo:font-size="12pt" fo:font-style="italic" fo:font-weight="normal" officeooo:rsid="0003200a" officeooo:paragraph-rsid="00051a4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Liberation Serif" fo:font-size="12pt" fo:font-style="normal" fo:font-weight="normal" officeooo:rsid="000778bf" officeooo:paragraph-rsid="000778b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40pt" officeooo:rsid="0016be08" officeooo:paragraph-rsid="0003200a" style:font-size-asian="40pt" style:font-size-complex="40pt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6">
      <style:text-properties officeooo:paragraph-rsid="000c27ee"/>
    </style:style>
    <style:style style:name="P18" style:family="paragraph" style:parent-style-name="Text_20_body" style:list-style-name="L7">
      <style:text-properties officeooo:paragraph-rsid="000df3a8"/>
    </style:style>
    <style:style style:name="P19" style:family="paragraph" style:parent-style-name="Text_20_body" style:list-style-name="L7">
      <style:text-properties officeooo:rsid="000df3a8" officeooo:paragraph-rsid="000df3a8"/>
    </style:style>
    <style:style style:name="P20" style:family="paragraph" style:parent-style-name="Text_20_body" style:list-style-name="">
      <style:text-properties officeooo:paragraph-rsid="000df3a8"/>
    </style:style>
    <style:style style:name="P21" style:family="paragraph" style:parent-style-name="Text_20_body" style:list-style-name="">
      <style:text-properties officeooo:paragraph-rsid="000ef582"/>
    </style:style>
    <style:style style:name="P22" style:family="paragraph" style:parent-style-name="Text_20_body" style:list-style-name="L8">
      <style:text-properties officeooo:paragraph-rsid="000df3a8"/>
    </style:style>
    <style:style style:name="P23" style:family="paragraph" style:parent-style-name="Text_20_body" style:list-style-name="L8">
      <style:text-properties officeooo:paragraph-rsid="000e63cb"/>
    </style:style>
    <style:style style:name="P24" style:family="paragraph" style:parent-style-name="Text_20_body" style:list-style-name="L8">
      <style:text-properties officeooo:paragraph-rsid="000ef582"/>
    </style:style>
    <style:style style:name="P25" style:family="paragraph" style:parent-style-name="Heading_20_1" style:list-style-name="L2">
      <style:paragraph-properties fo:break-before="page"/>
      <style:text-properties officeooo:paragraph-rsid="0008fc6e"/>
    </style:style>
    <style:style style:name="P26" style:family="paragraph" style:parent-style-name="Heading_20_1" style:list-style-name="L2">
      <style:paragraph-properties fo:break-before="page"/>
      <style:text-properties officeooo:rsid="000a0876" officeooo:paragraph-rsid="000a0876"/>
    </style:style>
    <style:style style:name="P27" style:family="paragraph" style:parent-style-name="Heading_20_1" style:list-style-name="L2">
      <style:paragraph-properties fo:break-before="page"/>
      <style:text-properties officeooo:rsid="000a0876" officeooo:paragraph-rsid="000a9c48"/>
    </style:style>
    <style:style style:name="P28" style:family="paragraph" style:parent-style-name="Heading_20_1" style:list-style-name="L2">
      <style:paragraph-properties fo:break-before="page"/>
      <style:text-properties officeooo:rsid="000a9c48" officeooo:paragraph-rsid="000a9c48"/>
    </style:style>
    <style:style style:name="P29" style:family="paragraph" style:parent-style-name="Heading_20_2" style:list-style-name="L1"/>
    <style:style style:name="P30" style:family="paragraph" style:parent-style-name="Heading_20_2" style:list-style-name="L2"/>
    <style:style style:name="P31" style:family="paragraph" style:parent-style-name="Heading_20_2" style:list-style-name="L2">
      <style:text-properties officeooo:paragraph-rsid="000a9c48"/>
    </style:style>
    <style:style style:name="P32" style:family="paragraph" style:parent-style-name="Heading_20_2" style:list-style-name="L2">
      <style:text-properties officeooo:paragraph-rsid="000df3a8"/>
    </style:style>
    <style:style style:name="P33" style:family="paragraph" style:parent-style-name="Heading_20_2" style:list-style-name="L2">
      <style:text-properties style:font-name="Liberation Serif" fo:font-size="12pt" fo:font-style="italic" fo:font-weight="normal" officeooo:rsid="0003200a" officeooo:paragraph-rsid="000a9c48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Heading_20_2" style:list-style-name="">
      <style:text-properties style:font-name="Liberation Serif" fo:font-size="12pt" fo:font-style="italic" fo:font-weight="normal" officeooo:rsid="0003200a" officeooo:paragraph-rsid="000a9c4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3200a"/>
    </style:style>
    <style:style style:name="T2" style:family="text">
      <style:text-properties style:font-name="Liberation Serif" fo:font-size="12pt" fo:font-style="normal" fo:font-weight="normal" officeooo:rsid="000778bf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italic" fo:font-weight="normal" officeooo:rsid="000778bf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officeooo:rsid="0008fc6e"/>
    </style:style>
    <style:style style:name="T5" style:family="text">
      <style:text-properties officeooo:rsid="000a9c48"/>
    </style:style>
    <style:style style:name="T6" style:family="text">
      <style:text-properties officeooo:rsid="000c27ee"/>
    </style:style>
    <style:style style:name="T7" style:family="text">
      <style:text-properties officeooo:rsid="000df3a8"/>
    </style:style>
    <style:style style:name="T8" style:family="text">
      <style:text-properties officeooo:rsid="000ef5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prefix="P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/>
      <text:p text:style-name="P1">Práctica <text:span text:style-name="T1">2.1</text:span></text:p>
      <text:p text:style-name="P1">-</text:p>
      <text:p text:style-name="P1">Informe</text:p>
      <text:p text:style-name="P1"/>
      <text:p text:style-name="P1"/>
      <text:p text:style-name="P1"/>
      <text:p text:style-name="P1"/>
      <text:p text:style-name="P1"/>
      <text:p text:style-name="P1"/>
      <text:p text:style-name="P2">Julen D. y Julen F.</text:p>
      <text:p text:style-name="P6"/>
      <text:p text:style-name="P6"/>
      <text:p text:style-name="P6"/>
      <text:p text:style-name="Standard"/>
      <text:list xml:id="list2732384852" text:style-name="L2">
        <text:list-item>
          <text:p text:style-name="P25">Activar el LED de PLAY</text:p>
        </text:list-item>
      </text:list>
      <text:list xml:id="list2881247329" text:style-name="L1">
        <text:list-item>
          <text:p text:style-name="P29">Descripción del comportamiento del robot</text:p>
        </text:list-item>
      </text:list>
      <text:p text:style-name="P3"/>
      <text:p text:style-name="Text_20_body"><text:span text:style-name="T4"><text:tab/>Comando de entrada. </text:span>Mediante este comando, se activa el LED situado junto al pulsador de PLAY.</text:p>
      <text:p text:style-name="P3"/>
      <text:list xml:id="list121409581837377" text:continue-numbering="true" text:style-name="L1">
        <text:list-header>
          <text:p text:style-name="P8"/>
        </text:list-header>
        <text:list-item>
          <text:p text:style-name="P29">Script</text:p>
        </text:list-item>
      </text:list>
      <text:p text:style-name="P3"/>
      <text:p text:style-name="P13"><text:tab/>128 132 139 2 0 0</text:p>
      <text:p text:style-name="P13"/>
      <text:list xml:id="list3858923958" text:style-name="L3">
        <text:list-item>
          <text:p text:style-name="P16"><text:span text:style-name="T2">128 : Comando para iniciar el OI (</text:span><text:span text:style-name="T3">Open Interface</text:span><text:span text:style-name="T2">)</text:span></text:p>
        </text:list-item>
        <text:list-item>
          <text:p text:style-name="P16">132 : Comando para cambiar el estado del robot desde Safe (seguro) a Full (completo)</text:p>
        </text:list-item>
        <text:list-item>
          <text:p text:style-name="P16">139 : Comando para indicar que se quiere controlar el LED</text:p>
          <text:list>
            <text:list-item>
              <text:p text:style-name="P16">2 : Número de LED. En este caso, el LED del botón de PLAY</text:p>
            </text:list-item>
            <text:list-item>
              <text:p text:style-name="P16">0 : Color del LED</text:p>
            </text:list-item>
            <text:list-item>
              <text:p text:style-name="P16">0 : Intensidad del LED</text:p>
            </text:list-item>
          </text:list>
        </text:list-item>
      </text:list>
      <text:list xml:id="list121410198306664" text:continue-list="list121409581837377" text:style-name="L1">
        <text:list-header>
          <text:p text:style-name="P8"/>
          <text:p text:style-name="P8"/>
        </text:list-header>
        <text:list-item>
          <text:p text:style-name="P29">Comentarios e/o incidencias</text:p>
        </text:list-item>
      </text:list>
      <text:p text:style-name="P3"/>
      <text:p text:style-name="Text_20_body"><text:tab/>No hay comentarios ni incidencias.</text:p>
      <text:p text:style-name="P3"/>
      <text:p text:style-name="P3"/>
      <text:list xml:id="list121410239662179" text:continue-numbering="true" text:style-name="L1">
        <text:list-header>
          <text:p text:style-name="P8"/>
        </text:list-header>
      </text:list>
      <text:p text:style-name="P7"><text:line-break/></text:p>
      <text:list xml:id="list121411071833606" text:continue-list="list2732384852" text:style-name="L2">
        <text:list-item>
          <text:p text:style-name="P25">Leer el estado del sensor de desnivel de la izquierda</text:p>
          <text:list>
            <text:list-item>
              <text:p text:style-name="P30">Descripción del comportamiento del robot</text:p>
            </text:list-item>
          </text:list>
          <text:p text:style-name="P9"/>
        </text:list-item>
      </text:list>
      <text:p text:style-name="Text_20_body"><text:tab/>Uno de los sensores del robot detecta el desnivel del aparato haciendo una estimación de la distancia que hay entre el sensor y el objeto más cercano (por defecto, el suelo). El robot es capaz de devolver las señales recibidas por el sensor al ordenador. En caso de que la distancia sea nula, <text:span text:style-name="T6">el valor devuelto será 0. En caso de que el objeto este fuera del alcance del sensor, el valor devuelto será 256. El valor variará en proporción a la cercania del objeto con el sensor, dentro del alcance de éste último.</text:span></text:p>
      <text:list xml:id="list121409950965577" text:continue-numbering="true" text:style-name="L2">
        <text:list-item>
          <text:list>
            <text:list-item>
              <text:p text:style-name="P30">Script</text:p>
            </text:list-item>
          </text:list>
        </text:list-item>
      </text:list>
      <text:p text:style-name="Text_20_body"/>
      <text:p text:style-name="Text_20_body"><text:tab/>128 142 9</text:p>
      <text:list xml:id="list3306149752" text:style-name="L6">
        <text:list-item>
          <text:p text:style-name="P17">128 : <text:span text:style-name="T2">Comando para iniciar el OI (</text:span><text:span text:style-name="T3">Open Interface</text:span><text:span text:style-name="T2">)</text:span></text:p>
        </text:list-item>
        <text:list-item>
          <text:p text:style-name="P17">142 : <text:span text:style-name="T6">Comando para determinar que se quiere leer el estado de un sensor</text:span></text:p>
        </text:list-item>
        <text:list-item>
          <text:p text:style-name="P17">9 : <text:span text:style-name="T6">Identificador del sensor de desnivel de la izquierda</text:span></text:p>
        </text:list-item>
      </text:list>
      <text:list xml:id="list121409550520994" text:continue-list="list121409950965577" text:style-name="L2">
        <text:list-header>
          <text:p text:style-name="P9"/>
          <text:list text:continue-numbering="true">
            <text:list-item>
              <text:p text:style-name="P30">Comentarios e/o incidencias</text:p>
            </text:list-item>
          </text:list>
        </text:list-header>
      </text:list>
      <text:p text:style-name="P12"/>
      <text:p text:style-name="Text_20_body"><text:tab/>No hay comentarios ni incidencias.</text:p>
      <text:p text:style-name="P12"/>
      <text:p text:style-name="P12"/>
      <text:list xml:id="list121410648105110" text:continue-numbering="true" text:style-name="L2">
        <text:list-item>
          <text:p text:style-name="P26">Hacer música con el iRobot</text:p>
          <text:list>
            <text:list-item>
              <text:p text:style-name="P30">Descripción del comportamiento del robot</text:p>
            </text:list-item>
          </text:list>
        </text:list-item>
      </text:list>
      <text:p text:style-name="Text_20_body"/>
      <text:p text:style-name="Text_20_body"><text:tab/><text:span text:style-name="T6">El iRobot es capaz de interpretar música definida por el usuario. Para ello, hay que definir las notas una a una, y su duración.</text:span></text:p>
      <text:p text:style-name="Text_20_body"/>
      <text:list xml:id="list121409349546350" text:continue-numbering="true" text:style-name="L2">
        <text:list-item>
          <text:list>
            <text:list-item>
              <text:p text:style-name="P30">Script</text:p>
            </text:list-item>
          </text:list>
        </text:list-item>
      </text:list>
      <text:p text:style-name="Text_20_body"/>
      <text:p text:style-name="Text_20_body"><text:tab/>128 132 140 0 <text:span text:style-name="T7">9</text:span> 60 10 64 20 60 10 65 20 60 10 64 10 62 10 60 10 65 20 141 0</text:p>
      <text:list xml:id="list1520736348" text:style-name="L7">
        <text:list-item>
          <text:p text:style-name="P18"><text:span text:style-name="T2">128 : Comando para iniciar el OI (</text:span><text:span text:style-name="T3">Open Interface</text:span><text:span text:style-name="T2">)</text:span></text:p>
        </text:list-item>
        <text:list-item>
          <text:p text:style-name="P18">132 : Comando para cambiar el estado del robot desde Safe (seguro) a Full (completo)</text:p>
        </text:list-item>
        <text:list-item>
          <text:p text:style-name="P19">Canción</text:p>
          <text:list>
            <text:list-item>
              <text:p text:style-name="P18">140 : <text:span text:style-name="T7">Comando para determinar que se quiere guardar una canción en la memoria</text:span></text:p>
            </text:list-item>
            <text:list-item>
              <text:p text:style-name="P18">0 : <text:span text:style-name="T7">Posición de la memoria en la que se guardará la canción</text:span></text:p>
            </text:list-item>
            <text:list-item>
              <text:p text:style-name="P18"><text:span text:style-name="T7">9</text:span> : <text:span text:style-name="T7">Cantidad de notas que conforma la melodía</text:span></text:p>
            </text:list-item>
            <text:list-item>
              <text:p text:style-name="P18">60 10 64 20 ... : <text:span text:style-name="T7">Canción. Las notas van en pares de dos números:</text:span></text:p>
              <text:list>
                <text:list-item>
                  <text:p text:style-name="P19">60 : Código de la nota. Cada número es un semitono más. (60 = do, 61 = re, 62 = mi, 63 = fa ...)</text:p>
                </text:list-item>
                <text:list-item>
                  <text:p text:style-name="P19">10 : Duración de sonido de la nota</text:p>
                </text:list-item>
              </text:list>
            </text:list-item>
          </text:list>
        </text:list-item>
        <text:list-item>
          <text:p text:style-name="P19">Ejecutar la canción</text:p>
          <text:list>
            <text:list-item>
              <text:p text:style-name="P18">141 : <text:span text:style-name="T7">Comando para determinar que se quiere ejecutar una canción en la memoria</text:span></text:p>
            </text:list-item>
            <text:list-item>
              <text:p text:style-name="P18">0 : <text:span text:style-name="T7">Posición de la memoria en la que se halla la canción a ejecutar</text:span></text:p>
            </text:list-item>
          </text:list>
        </text:list-item>
      </text:list>
      <text:list xml:id="list1053795339" text:style-name="List_20_2">
        <text:list-header>
          <text:p text:style-name="Heading_20_2"/>
        </text:list-header>
      </text:list>
      <text:list xml:id="list121409438929194" text:continue-list="list121409349546350" text:style-name="L2">
        <text:list-item>
          <text:list>
            <text:list-item>
              <text:p text:style-name="P32">Comentarios e/o incidencias</text:p>
            </text:list-item>
          </text:list>
        </text:list-item>
      </text:list>
      <text:p text:style-name="P20"/>
      <text:p text:style-name="P20"><text:tab/>No hay comentarios ni incidencias.</text:p>
      <text:list xml:id="list121409843681622" text:continue-numbering="true" text:style-name="L2">
        <text:list-item>
          <text:p text:style-name="P27">Hacer <text:span text:style-name="T5">avanzar a</text:span>l iRobot</text:p>
          <text:list>
            <text:list-item>
              <text:p text:style-name="P32">Descripción del comportamiento del robot</text:p>
            </text:list-item>
          </text:list>
          <text:p text:style-name="P15"/>
        </text:list-item>
      </text:list>
      <text:p text:style-name="Text_20_body"><text:tab/>Mediante este comando, haremos avanzar al robot de manera indefinida; o sea, hasta que se le ordene que pare. <text:span text:style-name="T7">Para avanzar, el robot se vale de dos ruedas motorizadas. Estas ruedas se pueden programar en conjunto o opr separado. En este caso, se programarán en conjunto.</text:span></text:p>
      <text:p text:style-name="Text_20_body"/>
      <text:list xml:id="list121409662759621" text:continue-numbering="true" text:style-name="L2">
        <text:list-item>
          <text:list>
            <text:list-item>
              <text:p text:style-name="P31">Script</text:p>
            </text:list-item>
          </text:list>
          <text:p text:style-name="P15"/>
        </text:list-item>
      </text:list>
      <text:p text:style-name="Text_20_body"><text:tab/>128 131 137 0 100 128 0</text:p>
      <text:list xml:id="list3315994855" text:style-name="L8">
        <text:list-item>
          <text:p text:style-name="P23">128 :<text:span text:style-name="T2"> Comando para iniciar el OI (</text:span><text:span text:style-name="T3">Open Interface</text:span><text:span text:style-name="T2">)</text:span></text:p>
        </text:list-item>
        <text:list-item>
          <text:p text:style-name="P24">131 : Comando para cambiar el estado del robot desde Full (completo) a Safe (seguro)</text:p>
        </text:list-item>
        <text:list-item>
          <text:p text:style-name="P22">137 : <text:span text:style-name="T8">Comando para determinar que el robot se va a desplazar</text:span></text:p>
        </text:list-item>
        <text:list-item>
          <text:p text:style-name="P22">0 <text:span text:style-name="T8">100</text:span> : <text:span text:style-name="T8">Comandos que determinan la velocidad. En este caso, la velocidad será de 256mm/seg hacia adelante.</text:span></text:p>
        </text:list-item>
        <text:list-item>
          <text:p text:style-name="P22">128 0 : <text:span text:style-name="T8">Comandos que determinan el angulo de giro. En este caso, el robot irá en linea recta.</text:span></text:p>
        </text:list-item>
      </text:list>
      <text:list xml:id="list121410266722122" text:continue-list="list121409662759621" text:style-name="L2">
        <text:list-header>
          <text:p text:style-name="P31"/>
          <text:list text:continue-numbering="true">
            <text:list-item>
              <text:p text:style-name="P31">Comentarios e/o incidencias</text:p>
            </text:list-item>
          </text:list>
        </text:list-header>
      </text:list>
      <text:p text:style-name="P21"/>
      <text:p text:style-name="P21"><text:tab/>No hay comentarios ni incidencias.</text:p>
      <text:list xml:id="list121409526735808" text:continue-numbering="true" text:style-name="L2">
        <text:list-item>
          <text:p text:style-name="P27"><text:span text:style-name="T5">Detener</text:span> el iRobot</text:p>
          <text:list>
            <text:list-item>
              <text:p text:style-name="P31">Descripción del comportamiento del robot</text:p>
            </text:list-item>
          </text:list>
          <text:p text:style-name="P31"/>
          <text:p text:style-name="P31"/>
          <text:list text:continue-numbering="true">
            <text:list-item>
              <text:p text:style-name="P31">Script</text:p>
            </text:list-item>
          </text:list>
          <text:p text:style-name="P31"/>
          <text:p text:style-name="P31"/>
          <text:list text:continue-numbering="true">
            <text:list-item>
              <text:p text:style-name="P31">Comentarios e/o incidencias</text:p>
            </text:list-item>
          </text:list>
          <text:p text:style-name="P31"/>
        </text:list-item>
      </text:list>
      <text:p text:style-name="P11"/>
      <text:list xml:id="list121409257904588" text:continue-numbering="true" text:style-name="L2">
        <text:list-item>
          <text:p text:style-name="P28">Conducir 40 cms y detenerse</text:p>
          <text:list>
            <text:list-item>
              <text:p text:style-name="P31">Descripción del comportamiento del robot</text:p>
            </text:list-item>
          </text:list>
          <text:p text:style-name="P31"/>
          <text:p text:style-name="P31"/>
          <text:list text:continue-numbering="true">
            <text:list-item>
              <text:p text:style-name="P31">Script</text:p>
            </text:list-item>
          </text:list>
          <text:p text:style-name="P31"/>
          <text:p text:style-name="P31"/>
          <text:list text:continue-numbering="true">
            <text:list-item>
              <text:p text:style-name="P31">Comentarios e/o incidencias</text:p>
            </text:list-item>
          </text:list>
        </text:list-item>
      </text:list>
      <text:p text:style-name="P34"/>
      <text:list xml:id="list121409611371877" text:continue-numbering="true" text:style-name="L2">
        <text:list-item>
          <text:p text:style-name="P28">Encender y apagar un LED con el parachoques</text:p>
          <text:list>
            <text:list-item>
              <text:p text:style-name="P31">Descripción del comportamiento del robot</text:p>
            </text:list-item>
          </text:list>
          <text:p text:style-name="P31"/>
          <text:p text:style-name="P31"/>
          <text:list text:continue-numbering="true">
            <text:list-item>
              <text:p text:style-name="P31">Script</text:p>
            </text:list-item>
          </text:list>
          <text:p text:style-name="P31"/>
          <text:p text:style-name="P31"/>
          <text:list text:continue-numbering="true">
            <text:list-item>
              <text:p text:style-name="P31">Comentarios e/o incidencias</text:p>
            </text:list-item>
          </text:list>
        </text:list-item>
      </text:list>
      <text:p text:style-name="P34"/>
      <text:list xml:id="list121410560319004" text:continue-numbering="true" text:style-name="L2">
        <text:list-item>
          <text:p text:style-name="P28">Dibujar un cuadrado con la trayectoria del iRobot</text:p>
          <text:list>
            <text:list-item>
              <text:p text:style-name="P31">Descripción del comportamiento del robot</text:p>
            </text:list-item>
          </text:list>
          <text:p text:style-name="P31"/>
          <text:p text:style-name="P31"/>
          <text:list text:continue-numbering="true">
            <text:list-item>
              <text:p text:style-name="P31">Script</text:p>
            </text:list-item>
          </text:list>
          <text:p text:style-name="P31"/>
          <text:p text:style-name="P31"/>
          <text:list text:continue-numbering="true">
            <text:list-item>
              <text:p text:style-name="P31">Comentarios e/o incidencias</text:p>
            </text:list-item>
          </text:list>
          <text:p text:style-name="P33"/>
        </text:list-item>
      </text:list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Liberation Serif2" svg:font-family="'Liberation Serif'" style:font-adornments="Cursiva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3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name="Liberation Serif3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Heading_20_2" style:list-style-name="List_20_1" style:class="text">
      <style:paragraph-properties style:writing-mode="page"/>
      <style:text-properties style:font-name="Liberation Serif1" fo:font-family="'Liberation Serif'" style:font-style-name="Negrita" style:font-family-generic="roman" style:font-pitch="variable" fo:font-size="16pt" fo:font-weight="bold"/>
    </style:style>
    <style:style style:name="Heading_20_2" style:display-name="Heading 2" style:family="paragraph" style:parent-style-name="Heading" style:next-style-name="Heading_20_3" style:list-style-name="List_20_2" style:class="text">
      <style:paragraph-properties style:writing-mode="page"/>
      <style:text-properties style:font-name="Liberation Serif2" fo:font-family="'Liberation Serif'" style:font-style-name="Cursiva" style:font-family-generic="roman" style:font-pitch="variable" fo:font-size="12pt" fo:font-style="italic"/>
    </style:style>
    <style:style style:name="Contents_20_Heading" style:display-name="Contents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8S</meta:editing-duration>
    <meta:editing-cycles>11</meta:editing-cycles>
    <meta:generator>LibreOffice/5.3.4.2$Windows_x86 LibreOffice_project/f82d347ccc0be322489bf7da61d7e4ad13fe2ff3</meta:generator>
    <dc:date>2017-10-19T12:14:08.491000000</dc:date>
    <meta:document-statistic meta:table-count="0" meta:image-count="0" meta:object-count="0" meta:page-count="10" meta:paragraph-count="76" meta:word-count="735" meta:character-count="3793" meta:non-whitespace-character-count="3178"/>
    <meta:user-defined meta:name="Info 1"/>
    <meta:user-defined meta:name="Info 2"/>
    <meta:user-defined meta:name="Info 3"/>
    <meta:user-defined meta:name="Info 4"/>
  </office:meta>
</office:document-meta>
</file>